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 Cadastro de peça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 Cadastro de peça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>02/07/2015</text:p>
          </table:table-cell>
          <table:table-cell table:style-name="TableCell45">
            <text:p text:style-name="P46">2.0</text:p>
          </table:table-cell>
          <table:table-cell table:style-name="TableCell47">
            <text:p text:style-name="P48">Atualização do DAF – Cadastro de peça</text:p>
          </table:table-cell>
          <table:table-cell table:style-name="TableCell49">
            <text:p text:style-name="P50">Lucas de Assi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2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Cadastro de peça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 do Cadastro de peça: o título está permitindo cadastro com apenas um caractere; idioma com apenas um caractere, não está realizando a validação das datas, cadastro com o diretor com apenas um caractere.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>A ausência do tratamento fazia com que filmes com dados especificados de forma incoerente fossem armazenados, criando registros no banco de dados estranhos.</text:p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>Encontrada e Solucionada</text:p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>Lucas de Assis</text:p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>02/07/2015</text:p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>Não se Aplica</text:p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>D12</text:p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 Cadastro de peç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17:00Z</meta:creation-date>
    <dc:date>2015-07-03T02:33:00Z</dc:date>
    <meta:template xlink:href="Normal" xlink:type="simple"/>
    <meta:editing-cycles>4</meta:editing-cycles>
    <meta:editing-duration>PT180S</meta:editing-duration>
    <meta:document-statistic meta:page-count="2" meta:paragraph-count="2" meta:word-count="228" meta:character-count="1463" meta:row-count="10" meta:non-whitespace-character-count="1237"/>
  </office:meta>
</office:document-meta>
</file>